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ptions</text:p>
          </table:table-cell>
        </table:table-row>
        <table:table-row table:style-name="ro1">
          <table:table-cell office:value-type="date" office:date-value="2020-01-17" calcext:value-type="date">
            <text:p>2020-01-17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date" office:date-value="2020-01-24" calcext:value-type="date">
            <text:p>2020-01-24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date" office:date-value="2020-01-31" calcext:value-type="date">
            <text:p>2020-01-31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date" office:date-value="2020-02-07" calcext:value-type="date">
            <text:p>2020-02-07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 office:value-type="date" office:date-value="2020-02-14" calcext:value-type="date">
            <text:p>2020-02-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.1" calcext:value-type="float">
            <text:p>2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20:03:52.285415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9T16:55:19.022702533</meta:creation-date>
    <dc:date>2020-04-29T20:04:01.349500396</dc:date>
    <meta:editing-duration>PT3H6M14S</meta:editing-duration>
    <meta:editing-cycles>3</meta:editing-cycles>
    <meta:generator>LibreOffice/6.3.5.2$Linux_X86_64 LibreOffice_project/30$Build-2</meta:generator>
    <meta:document-statistic meta:table-count="1" meta:cell-count="30" meta:object-count="0"/>
  </office:meta>
</office:document-meta>
</file>